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8125in" table:align="left" style:may-break-between-rows="true" table:border-model="collapsing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5.562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A1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MathFunctions" style:family="table">
      <style:table-properties style:width="6.9271in" fo:margin-left="0in" table:align="left" style:may-break-between-rows="true" table:border-model="collapsing"/>
    </style:style>
    <style:style style:name="MathFunctions.A" style:family="table-column">
      <style:table-column-properties style:column-width="1.375in"/>
    </style:style>
    <style:style style:name="MathFunctions.B" style:family="table-column">
      <style:table-column-properties style:column-width="5.5521in"/>
    </style:style>
    <style:style style:name="MathFunctions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MathFunctions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MathFunctions.22" style:family="table-row">
      <style:table-row-properties fo:keep-together="auto"/>
    </style:style>
    <style:style style:name="MathFunctions.A2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17625f" officeooo:paragraph-rsid="0017625f" style:font-weight-asian="bold" style:font-weight-complex="bold"/>
    </style:style>
    <style:style style:name="P2" style:family="paragraph" style:parent-style-name="Standard">
      <style:text-properties fo:font-style="italic" style:text-underline-style="solid" style:text-underline-width="auto" style:text-underline-color="font-color" officeooo:rsid="001ae9d5" officeooo:paragraph-rsid="001ae9d5" style:font-style-asian="italic" style:font-style-complex="italic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8c32" officeooo:paragraph-rsid="00198c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b5bb" officeooo:paragraph-rsid="0019b5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2413" officeooo:paragraph-rsid="001a24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1fee" officeooo:paragraph-rsid="001f1f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6c6" officeooo:paragraph-rsid="001ff6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f997" officeooo:paragraph-rsid="0020f9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f1fee" officeooo:paragraph-rsid="001f1fe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a2413" officeooo:paragraph-rsid="001a241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a21f9" officeooo:paragraph-rsid="001a21f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9b5bb" officeooo:paragraph-rsid="0019b5b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98c32" officeooo:paragraph-rsid="00198c3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f1fee" officeooo:paragraph-rsid="001f1fe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ff6c6" officeooo:paragraph-rsid="001ff6c6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20f997" officeooo:paragraph-rsid="0020f99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8c32" officeooo:paragraph-rsid="00198c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98c32" officeooo:paragraph-rsid="00198c3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a21f9" officeooo:paragraph-rsid="001a21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Standard" style:list-style-name="L1">
      <style:text-properties style:text-underline-style="none" fo:font-weight="normal" officeooo:rsid="00178c5b" officeooo:paragraph-rsid="00178c5b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78c5b" officeooo:paragraph-rsid="00178c5b" style:font-weight-asian="normal" style:font-weight-complex="normal"/>
    </style:style>
    <style:style style:name="P23" style:family="paragraph" style:parent-style-name="Standard">
      <style:text-properties style:text-underline-style="solid" style:text-underline-width="auto" style:text-underline-color="font-color" fo:font-weight="normal" officeooo:rsid="00178c5b" officeooo:paragraph-rsid="00178c5b" style:font-weight-asian="normal" style:font-weight-complex="normal"/>
    </style:style>
    <style:style style:name="P24" style:family="paragraph" style:parent-style-name="Standard" style:list-style-name="L2">
      <style:text-properties fo:font-style="italic" style:text-underline-style="none" fo:font-weight="normal" officeooo:rsid="00178c5b" officeooo:paragraph-rsid="00178c5b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fo:font-style="italic" style:text-underline-style="none" fo:font-weight="normal" officeooo:rsid="001ae9d5" officeooo:paragraph-rsid="001ae9d5" style:font-style-asian="italic" style:font-weight-asian="normal" style:font-style-complex="italic" style:font-weight-complex="normal"/>
    </style:style>
    <style:style style:name="P26" style:family="paragraph" style:parent-style-name="Standard" style:list-style-name="L4">
      <style:text-properties fo:font-style="italic" style:text-underline-style="none" fo:font-weight="normal" officeooo:rsid="001b2840" officeooo:paragraph-rsid="001b2840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fo:font-style="italic" style:text-underline-style="none" fo:font-weight="normal" officeooo:rsid="0020f997" officeooo:paragraph-rsid="0020f997" style:font-style-asian="italic" style:font-weight-asian="normal" style:font-style-complex="italic" style:font-weight-complex="normal"/>
    </style:style>
    <style:style style:name="P28" style:family="paragraph" style:parent-style-name="Standard" style:list-style-name="L6">
      <style:text-properties fo:font-style="italic" style:text-underline-style="none" fo:font-weight="normal" officeooo:rsid="0023582c" officeooo:paragraph-rsid="0023582c" style:font-style-asian="italic" style:font-weight-asian="normal" style:font-style-complex="italic" style:font-weight-complex="normal"/>
    </style:style>
    <style:style style:name="P29" style:family="paragraph" style:parent-style-name="Standard" style:list-style-name="L6">
      <style:text-properties fo:font-style="italic" style:text-underline-style="none" fo:font-weight="normal" officeooo:rsid="0023f200" officeooo:paragraph-rsid="0023f200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font-style="italic" style:text-underline-style="none" fo:font-weight="normal" officeooo:rsid="0023f200" officeooo:paragraph-rsid="0023f200" style:font-style-asian="italic" style:font-weight-asian="normal" style:font-style-complex="italic" style:font-weight-complex="normal"/>
    </style:style>
    <style:style style:name="P31" style:family="paragraph" style:parent-style-name="Standard" style:list-style-name="L5">
      <style:text-properties fo:font-style="italic" style:text-underline-style="none" officeooo:rsid="0020f997" officeooo:paragraph-rsid="0020f997" style:font-style-asian="italic" style:font-style-complex="italic"/>
    </style:style>
    <style:style style:name="P32" style:family="paragraph" style:parent-style-name="Standard" style:list-style-name="L2">
      <style:text-properties fo:font-style="normal" style:text-underline-style="none" fo:font-weight="normal" officeooo:rsid="0018d4b4" officeooo:paragraph-rsid="0018d4b4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style:text-underline-style="none" fo:font-weight="normal" officeooo:rsid="0018d4b4" officeooo:paragraph-rsid="0018d4b4" style:font-style-asian="normal" style:font-weight-asian="normal" style:font-style-complex="normal" style:font-weight-complex="normal"/>
    </style:style>
    <style:style style:name="P34" style:family="paragraph" style:parent-style-name="Standard" style:list-style-name="L3">
      <style:text-properties fo:font-style="normal" style:text-underline-style="none" fo:font-weight="normal" officeooo:rsid="001ae9d5" officeooo:paragraph-rsid="001ae9d5" style:font-style-asian="normal" style:font-weight-asian="normal" style:font-style-complex="normal" style:font-weight-complex="normal"/>
    </style:style>
    <style:style style:name="P35" style:family="paragraph" style:parent-style-name="Standard" style:list-style-name="L4">
      <style:text-properties fo:font-style="normal" style:text-underline-style="none" fo:font-weight="normal" officeooo:rsid="001b25b0" officeooo:paragraph-rsid="001b25b0" style:font-style-asian="normal" style:font-weight-asian="normal" style:font-style-complex="normal" style:font-weight-complex="normal"/>
    </style:style>
    <style:style style:name="P36" style:family="paragraph" style:parent-style-name="Standard" style:list-style-name="L4">
      <style:text-properties fo:font-style="normal" style:text-underline-style="none" fo:font-weight="normal" officeooo:rsid="001b2840" officeooo:paragraph-rsid="001b2840" style:font-style-asian="normal" style:font-weight-asian="normal" style:font-style-complex="normal" style:font-weight-complex="normal"/>
    </style:style>
    <style:style style:name="P37" style:family="paragraph" style:parent-style-name="Standard" style:list-style-name="L4">
      <style:text-properties fo:font-style="normal" style:text-underline-style="none" fo:font-weight="normal" officeooo:rsid="001ce31b" officeooo:paragraph-rsid="001ce31b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style:text-underline-style="none" fo:font-weight="normal" officeooo:rsid="001ce31b" officeooo:paragraph-rsid="001ce31b" style:font-style-asian="normal" style:font-weight-asian="normal" style:font-style-complex="normal" style:font-weight-complex="normal"/>
    </style:style>
    <style:style style:name="P39" style:family="paragraph" style:parent-style-name="Standard" style:list-style-name="L5">
      <style:text-properties fo:font-style="normal" style:text-underline-style="none" fo:font-weight="normal" officeooo:rsid="0020f997" officeooo:paragraph-rsid="0020f997" style:font-style-asian="normal" style:font-weight-asian="normal" style:font-style-complex="normal" style:font-weight-complex="normal"/>
    </style:style>
    <style:style style:name="P40" style:family="paragraph" style:parent-style-name="Standard" style:list-style-name="L6">
      <style:text-properties fo:font-style="normal" style:text-underline-style="none" fo:font-weight="normal" officeooo:rsid="0023582c" officeooo:paragraph-rsid="0023582c" style:font-style-asian="normal" style:font-weight-asian="normal" style:font-style-complex="normal" style:font-weight-complex="normal"/>
    </style:style>
    <style:style style:name="P41" style:family="paragraph" style:parent-style-name="Standard" style:list-style-name="L4">
      <style:text-properties fo:font-style="normal" style:text-underline-style="none" officeooo:rsid="001b25b0" officeooo:paragraph-rsid="001b25b0" style:font-style-asian="normal" style:font-style-complex="normal"/>
    </style:style>
    <style:style style:name="P42" style:family="paragraph" style:parent-style-name="Standard">
      <style:text-properties fo:font-style="normal" style:text-underline-style="solid" style:text-underline-width="auto" style:text-underline-color="font-color" fo:font-weight="normal" officeooo:rsid="001b25b0" officeooo:paragraph-rsid="001b25b0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style:text-underline-style="solid" style:text-underline-width="auto" style:text-underline-color="font-color" fo:font-weight="normal" officeooo:rsid="0023582c" officeooo:paragraph-rsid="0023582c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officeooo:rsid="0020f997"/>
    </style:style>
    <style:style style:name="T7" style:family="text">
      <style:text-properties officeooo:rsid="002923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 1</text:p>
      <text:p text:style-name="P1"/>
      <text:list xml:id="list1239016518" text:style-name="L1">
        <text:list-item>
          <text:p text:style-name="P21">Python works with strings, integers, floats, and Boolean by default</text:p>
          <text:list>
            <text:list-item>
              <text:p text:style-name="P21">Module can be added for date and time</text:p>
            </text:list-item>
          </text:list>
        </text:list-item>
      </text:list>
      <text:p text:style-name="P22"/>
      <text:p text:style-name="P23">Calculating Numbers with Functions</text:p>
      <text:list xml:id="list2200548725" text:style-name="L2">
        <text:list-item>
          <text:p text:style-name="P24">variablename = functioname(param,[param])</text:p>
        </text:list-item>
        <text:list-item>
          <text:p text:style-name="P32">Some functions take more than one value</text:p>
        </text:list-item>
      </text:list>
      <text:p text:style-name="P33"/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0">Some built-in Python functions for numbers</text:p>
          </table:table-cell>
        </table:table-row>
        <table:table-row table:style-name="Table1.1">
          <table:table-cell table:style-name="Table1.A2" office:value-type="string">
            <text:p text:style-name="P18">Built-In Function</text:p>
          </table:table-cell>
          <table:table-cell table:style-name="Table1.A2" office:value-type="string">
            <text:p text:style-name="P18">Purpose</text:p>
          </table:table-cell>
        </table:table-row>
        <table:table-row table:style-name="TableLine94080729388608">
          <table:table-cell table:style-name="Table1.A2" office:value-type="string">
            <text:p text:style-name="P14">abs(x)</text:p>
          </table:table-cell>
          <table:table-cell table:style-name="Table1.A2" office:value-type="string">
            <text:p text:style-name="P3">Returns absolute value</text:p>
          </table:table-cell>
        </table:table-row>
        <table:table-row table:style-name="TableLine94080729456368">
          <table:table-cell table:style-name="Table1.A2" office:value-type="string">
            <text:p text:style-name="P14">bin(x)</text:p>
          </table:table-cell>
          <table:table-cell table:style-name="Table1.A2" office:value-type="string">
            <text:p text:style-name="P3">Returns a string representing value of x converted to binary</text:p>
          </table:table-cell>
        </table:table-row>
        <table:table-row table:style-name="TableLine94080729457584">
          <table:table-cell table:style-name="Table1.A2" office:value-type="string">
            <text:p text:style-name="P14">float(x)</text:p>
          </table:table-cell>
          <table:table-cell table:style-name="Table1.A2" office:value-type="string">
            <text:p text:style-name="P3">Converts a string or number x to float</text:p>
          </table:table-cell>
        </table:table-row>
        <table:table-row table:style-name="TableLine94080729458832">
          <table:table-cell table:style-name="Table1.A2" office:value-type="string">
            <text:p text:style-name="P14">format(x,y)</text:p>
          </table:table-cell>
          <table:table-cell table:style-name="Table1.A2" office:value-type="string">
            <text:p text:style-name="P3">Returns x formatted as directed by format string y. More likely to use f-strings</text:p>
          </table:table-cell>
        </table:table-row>
        <table:table-row table:style-name="TableLine94080729460112">
          <table:table-cell table:style-name="Table1.A2" office:value-type="string">
            <text:p text:style-name="P14">hex(x)</text:p>
          </table:table-cell>
          <table:table-cell table:style-name="Table1.A2" office:value-type="string">
            <text:p text:style-name="P3">Returns a string containing x converted to hexadecimal, prefaced with 0x</text:p>
          </table:table-cell>
        </table:table-row>
        <table:table-row table:style-name="TableLine94080729461440">
          <table:table-cell table:style-name="Table1.A2" office:value-type="string">
            <text:p text:style-name="P13">int(x)</text:p>
          </table:table-cell>
          <table:table-cell table:style-name="Table1.A2" office:value-type="string">
            <text:p text:style-name="P4">Converts x to data type integer by TRUNCATING decimal point</text:p>
          </table:table-cell>
        </table:table-row>
        <table:table-row table:style-name="TableLine94080729462768">
          <table:table-cell table:style-name="Table1.A2" office:value-type="string">
            <text:p text:style-name="P13">max(x,y,z,…)</text:p>
          </table:table-cell>
          <table:table-cell table:style-name="Table1.A2" office:value-type="string">
            <text:p text:style-name="P4">Takes any number of numbers and returns largest</text:p>
          </table:table-cell>
        </table:table-row>
        <table:table-row table:style-name="TableLine94080729464288">
          <table:table-cell table:style-name="Table1.A2" office:value-type="string">
            <text:p text:style-name="P13">min(x,y,z,…)</text:p>
          </table:table-cell>
          <table:table-cell table:style-name="Table1.A2" office:value-type="string">
            <text:p text:style-name="P4">Takes any number of numbers and returns smallest</text:p>
          </table:table-cell>
        </table:table-row>
        <table:table-row table:style-name="TableLine94080729465616">
          <table:table-cell table:style-name="Table1.A2" office:value-type="string">
            <text:p text:style-name="P12">oct(x)</text:p>
          </table:table-cell>
          <table:table-cell table:style-name="Table1.A2" office:value-type="string">
            <text:p text:style-name="P5">Converts x to an octal number, prefixed with 0o to indicate octal</text:p>
          </table:table-cell>
        </table:table-row>
        <table:table-row table:style-name="TableLine94080729466944">
          <table:table-cell table:style-name="Table1.A2" office:value-type="string">
            <text:p text:style-name="P11">round(x,y)</text:p>
          </table:table-cell>
          <table:table-cell table:style-name="Table1.A2" office:value-type="string">
            <text:p text:style-name="P5">Rounds number x to y number of decimal places</text:p>
          </table:table-cell>
        </table:table-row>
        <table:table-row table:style-name="Table1.1">
          <table:table-cell table:style-name="Table1.A2" office:value-type="string">
            <text:p text:style-name="P11">str(x)</text:p>
          </table:table-cell>
          <table:table-cell table:style-name="Table1.A2" office:value-type="string">
            <text:p text:style-name="P5">Converts number x to string data type</text:p>
          </table:table-cell>
        </table:table-row>
        <table:table-row table:style-name="TableLine94080729469760">
          <table:table-cell table:style-name="Table1.A14" office:value-type="string">
            <text:p text:style-name="P11">type(x)</text:p>
          </table:table-cell>
          <table:table-cell table:style-name="Table1.A14" office:value-type="string">
            <text:p text:style-name="P5">Returns string indicating data type of x</text:p>
          </table:table-cell>
        </table:table-row>
      </table:table>
      <text:p text:style-name="P33"/>
      <text:list xml:id="list3245885894" text:style-name="L3">
        <text:list-item>
          <text:p text:style-name="P34">Functions can be nested</text:p>
          <text:list>
            <text:list-item>
              <text:p text:style-name="P34">This prints 999</text:p>
            </text:list-item>
          </text:list>
        </text:list-item>
      </text:list>
      <text:p text:style-name="P2"><text:span text:style-name="T3"><text:tab/><text:tab/></text:span><text:span text:style-name="T2">z = -999.99999999999</text:span></text:p>
      <text:p text:style-name="P25"><text:tab/><text:tab/>print(int(abs(z)))</text:p>
      <text:p text:style-name="P42"/>
      <text:p text:style-name="P42">Still More Math Functions</text:p>
      <text:list xml:id="list3658492358" text:style-name="L4">
        <text:list-item>
          <text:p text:style-name="P41"><text:span text:style-name="T1">To load Python math module, </text:span><text:span text:style-name="T5">import math</text:span></text:p>
          <text:list>
            <text:list-item>
              <text:p text:style-name="P35">Top of program or in &gt;&gt;&gt; prompt</text:p>
            </text:list-item>
          </text:list>
        </text:list-item>
        <text:list-item>
          <text:p text:style-name="P36">Imported function syntax:</text:p>
          <text:list>
            <text:list-item>
              <text:p text:style-name="P26">print(math.sqrt(81))</text:p>
            </text:list-item>
            <text:list-item>
              <text:p text:style-name="P37">Can’t be written without module prefix</text:p>
            </text:list-item>
          </text:list>
        </text:list-item>
      </text:list>
      <table:table table:name="MathFunctions" table:style-name="MathFunctions" table:template-name="Academic">
        <table:table-column table:style-name="MathFunctions.A"/>
        <table:table-column table:style-name="MathFunctions.B"/>
        <table:table-row table:style-name="TableLine94080729365216">
          <table:table-cell table:style-name="MathFunctions.A1" office:value-type="string">
            <text:p text:style-name="P10"/>
          </table:table-cell>
          <table:table-cell table:style-name="MathFunctions.A1" office:value-type="string">
            <text:p text:style-name="P9">Some Functions from the Python Math Module</text:p>
          </table:table-cell>
        </table:table-row>
        <table:table-row table:style-name="TableLine94080773572000">
          <table:table-cell table:style-name="MathFunctions.A2" office:value-type="string">
            <text:p text:style-name="P9">Built-In Function</text:p>
          </table:table-cell>
          <table:table-cell table:style-name="MathFunctions.A2" office:value-type="string">
            <text:p text:style-name="P9">Purpose</text:p>
          </table:table-cell>
        </table:table-row>
        <table:table-row table:style-name="TableLine94080773573056">
          <table:table-cell table:style-name="MathFunctions.A2" office:value-type="string">
            <text:p text:style-name="P15">math.acos(x)</text:p>
          </table:table-cell>
          <table:table-cell table:style-name="MathFunctions.A2" office:value-type="string">
            <text:p text:style-name="P6">Returns the arc cosine of x in radians</text:p>
          </table:table-cell>
        </table:table-row>
        <table:table-row table:style-name="TableLine94080773573872">
          <table:table-cell table:style-name="MathFunctions.A2" office:value-type="string">
            <text:p text:style-name="P15">math.atan(x)</text:p>
          </table:table-cell>
          <table:table-cell table:style-name="MathFunctions.A2" office:value-type="string">
            <text:p text:style-name="P6">Returns the arc tangent of x in radians</text:p>
          </table:table-cell>
        </table:table-row>
        <table:table-row table:style-name="TableLine94080773575024">
          <table:table-cell table:style-name="MathFunctions.A2" office:value-type="string">
            <text:p text:style-name="P15">math.atan2(y,x)</text:p>
          </table:table-cell>
          <table:table-cell table:style-name="MathFunctions.A2" office:value-type="string">
            <text:p text:style-name="P6">Returns atan(y/x) in radians</text:p>
          </table:table-cell>
        </table:table-row>
        <table:table-row table:style-name="TableLine94080773576208">
          <table:table-cell table:style-name="MathFunctions.A2" office:value-type="string">
            <text:p text:style-name="P15">math.ceil(x)</text:p>
          </table:table-cell>
          <table:table-cell table:style-name="MathFunctions.A2" office:value-type="string">
            <text:p text:style-name="P6">Returns the ceiling of x, the smallest integer greater than or equal to x</text:p>
          </table:table-cell>
        </table:table-row>
        <table:table-row table:style-name="TableLine94080773577488">
          <table:table-cell table:style-name="MathFunctions.A2" office:value-type="string">
            <text:p text:style-name="P15">math.cos(x)</text:p>
          </table:table-cell>
          <table:table-cell table:style-name="MathFunctions.A2" office:value-type="string">
            <text:p text:style-name="P6">Returns the cosine of x radians</text:p>
          </table:table-cell>
        </table:table-row>
        <table:table-row table:style-name="TableLine94080773578816">
          <table:table-cell table:style-name="MathFunctions.A2" office:value-type="string">
            <text:p text:style-name="P15">math.degrees(x)</text:p>
          </table:table-cell>
          <table:table-cell table:style-name="MathFunctions.A2" office:value-type="string">
            <text:p text:style-name="P6">Converts angle x from radians to degrees</text:p>
          </table:table-cell>
        </table:table-row>
        <table:table-row table:style-name="TableLine94080773580144">
          <table:table-cell table:style-name="MathFunctions.A2" office:value-type="string">
            <text:p text:style-name="P15">math.e</text:p>
          </table:table-cell>
          <table:table-cell table:style-name="MathFunctions.A2" office:value-type="string">
            <text:p text:style-name="P6">Returns the mathematical constant e (2.718281...)</text:p>
          </table:table-cell>
        </table:table-row>
        <table:table-row table:style-name="TableLine94080773581664">
          <table:table-cell table:style-name="MathFunctions.A2" office:value-type="string">
            <text:p text:style-name="P16"><text:span text:style-name="T6">m</text:span>ath.exp(x)</text:p>
          </table:table-cell>
          <table:table-cell table:style-name="MathFunctions.A2" office:value-type="string">
            <text:p text:style-name="P7">Returns e raised to the power of x, where e is the base of natural logarithms</text:p>
          </table:table-cell>
        </table:table-row>
        <table:table-row table:style-name="TableLine94080773582992">
          <table:table-cell table:style-name="MathFunctions.A2" office:value-type="string">
            <text:p text:style-name="P16"><text:span text:style-name="T6">m</text:span>ath.factorial(x)</text:p>
          </table:table-cell>
          <table:table-cell table:style-name="MathFunctions.A2" office:value-type="string">
            <text:p text:style-name="P7">Returns the factorial of x</text:p>
          </table:table-cell>
        </table:table-row>
        <table:table-row table:style-name="TableLine94080773584320">
          <table:table-cell table:style-name="MathFunctions.A2" office:value-type="string">
            <text:p text:style-name="P16"><text:span text:style-name="T6">m</text:span>ath.floor()</text:p>
          </table:table-cell>
          <table:table-cell table:style-name="MathFunctions.A2" office:value-type="string">
            <text:p text:style-name="P8">Returns the floor of x, the largest integer less than or equal to x</text:p>
          </table:table-cell>
        </table:table-row>
        <table:table-row table:style-name="TableLine94080773585648">
          <table:table-cell table:style-name="MathFunctions.A2" office:value-type="string">
            <text:p text:style-name="P17">math.isnan(x)</text:p>
          </table:table-cell>
          <table:table-cell table:style-name="MathFunctions.A2" office:value-type="string">
            <text:p text:style-name="P8">Returns True if x is not a number, otherwise returns False</text:p>
          </table:table-cell>
        </table:table-row>
        <text:soft-page-break/>
        <table:table-row table:style-name="TableLine94080773586976">
          <table:table-cell table:style-name="MathFunctions.A2" office:value-type="string">
            <text:p text:style-name="P17">math.log(x, y)</text:p>
          </table:table-cell>
          <table:table-cell table:style-name="MathFunctions.A2" office:value-type="string">
            <text:p text:style-name="P8">Returns the natural logarithm of x to base y</text:p>
          </table:table-cell>
        </table:table-row>
        <table:table-row table:style-name="TableLine94080773588304">
          <table:table-cell table:style-name="MathFunctions.A2" office:value-type="string">
            <text:p text:style-name="P17">math.log2(x)</text:p>
          </table:table-cell>
          <table:table-cell table:style-name="MathFunctions.A2" office:value-type="string">
            <text:p text:style-name="P8">Returns the base-2 logarithm of x</text:p>
          </table:table-cell>
        </table:table-row>
        <table:table-row table:style-name="TableLine94080773589632">
          <table:table-cell table:style-name="MathFunctions.A2" office:value-type="string">
            <text:p text:style-name="P17">math.pi</text:p>
          </table:table-cell>
          <table:table-cell table:style-name="MathFunctions.A2" office:value-type="string">
            <text:p text:style-name="P8">Returns the mathematical constant pi (3.141592…)</text:p>
          </table:table-cell>
        </table:table-row>
        <table:table-row table:style-name="TableLine94080773590960">
          <table:table-cell table:style-name="MathFunctions.A2" office:value-type="string">
            <text:p text:style-name="P17">math.pow(x, y)</text:p>
          </table:table-cell>
          <table:table-cell table:style-name="MathFunctions.A2" office:value-type="string">
            <text:p text:style-name="P8">Returns x raised to the power y</text:p>
          </table:table-cell>
        </table:table-row>
        <table:table-row table:style-name="TableLine94080773592288">
          <table:table-cell table:style-name="MathFunctions.A2" office:value-type="string">
            <text:p text:style-name="P17">math.radians(x)</text:p>
          </table:table-cell>
          <table:table-cell table:style-name="MathFunctions.A2" office:value-type="string">
            <text:p text:style-name="P8">Converts angle x from degrees to radians</text:p>
          </table:table-cell>
        </table:table-row>
        <table:table-row table:style-name="TableLine94080773593616">
          <table:table-cell table:style-name="MathFunctions.A2" office:value-type="string">
            <text:p text:style-name="P17">math.sin(x)</text:p>
          </table:table-cell>
          <table:table-cell table:style-name="MathFunctions.A2" office:value-type="string">
            <text:p text:style-name="P8">Returns the arc sine of x, in radians</text:p>
          </table:table-cell>
        </table:table-row>
        <table:table-row table:style-name="TableLine94080773594944">
          <table:table-cell table:style-name="MathFunctions.A2" office:value-type="string">
            <text:p text:style-name="P17">math.sqrt(x)</text:p>
          </table:table-cell>
          <table:table-cell table:style-name="MathFunctions.A2" office:value-type="string">
            <text:p text:style-name="P8">Returns square root of x</text:p>
          </table:table-cell>
        </table:table-row>
        <table:table-row table:style-name="TableLine94080773596304">
          <table:table-cell table:style-name="MathFunctions.A2" office:value-type="string">
            <text:p text:style-name="P17">math.tan(x)</text:p>
          </table:table-cell>
          <table:table-cell table:style-name="MathFunctions.A2" office:value-type="string">
            <text:p text:style-name="P8">Returns the tangent of x radians</text:p>
          </table:table-cell>
        </table:table-row>
        <table:table-row table:style-name="MathFunctions.22">
          <table:table-cell table:style-name="MathFunctions.A22" office:value-type="string">
            <text:p text:style-name="P17">math.tau()</text:p>
          </table:table-cell>
          <table:table-cell table:style-name="MathFunctions.A22" office:value-type="string">
            <text:p text:style-name="P8">Returns the mathematical constant tau (6.283185...)</text:p>
          </table:table-cell>
        </table:table-row>
      </table:table>
      <text:p text:style-name="P38"/>
      <text:list xml:id="list2282118016" text:style-name="L5">
        <text:list-item>
          <text:p text:style-name="P39">To use pi, tau, or e, assign function to a variable to get the val<text:span text:style-name="T7">u</text:span>e</text:p>
          <text:list>
            <text:list-item>
              <text:p text:style-name="P31"><text:span text:style-name="T4">ex: </text:span><text:span text:style-name="T1"><text:s/>pi = math.pi</text:span></text:p>
            </text:list-item>
          </text:list>
        </text:list-item>
      </text:list>
      <text:p text:style-name="P27"/>
      <text:p text:style-name="P43">Formatting Numbers</text:p>
      <text:list xml:id="list3658553524" text:style-name="L6">
        <text:list-item>
          <text:p text:style-name="P40">Formatting with f-strings</text:p>
          <text:list>
            <text:list-item>
              <text:p text:style-name="P40"><text:s/>uppercase or lowercase f followed by some text or expressions enclosed in quotations</text:p>
              <text:list>
                <text:list-item>
                  <text:p text:style-name="P28">username = ‘Alan’</text:p>
                </text:list-item>
                <text:list-item>
                  <text:p text:style-name="P28">f”Hello {username}”</text:p>
                </text:list-item>
              </text:list>
            </text:list-item>
            <text:list-item>
              <text:p text:style-name="P40">Text displayed literally, curly braces is expression(placeholder) part</text:p>
              <text:list>
                <text:list-item>
                  <text:p text:style-name="P29">unit_price = 49.99</text:p>
                </text:list-item>
                <text:list-item>
                  <text:p text:style-name="P29">quantity = 30</text:p>
                </text:list-item>
                <text:list-item>
                  <text:p text:style-name="P29">print(f”Subtotal: ${quantity * unit_price}”)</text:p>
                </text:list-item>
              </text:list>
            </text:list-item>
          </text:list>
        </text:list-item>
      </text:list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100">
      <style:table-cell-properties fo:padding="0in" fo:padding-left="0in" fo:padding-right="0in" fo:padding-top="0in" fo:padding-bottom="0in"/>
    </style:style>
    <style:style style:name="Academic.4" style:family="table-cell" style:data-style-name="N0">
      <style:table-cell-properties fo:padding="0in" fo:padding-left="0in" fo:padding-right="0in" fo:padding-top="0in" fo:padding-bottom="0in"/>
    </style:style>
    <style:style style:name="Academic.5" style:family="table-cell" style:data-style-name="N0">
      <style:table-cell-properties fo:padding="0in" fo:padding-left="0in" fo:padding-right="0in" fo:padding-top="0in" fo:padding-bottom="0in"/>
    </style:style>
    <style:style style:name="Academic.6" style:family="table-cell" style:data-style-name="N100">
      <style:table-cell-properties fo:padding="0in" fo:padding-left="0in" fo:padding-right="0in" fo:padding-top="0in" fo:padding-bottom="0in"/>
    </style:style>
    <style:style style:name="Academic.7" style:family="table-cell" style:data-style-name="N0">
      <style:table-cell-properties fo:padding="0in" fo:padding-left="0in" fo:padding-right="0in" fo:padding-top="0in" fo:padding-bottom="0in"/>
    </style:style>
    <style:style style:name="Academic.8" style:family="table-cell" style:data-style-name="N0">
      <style:table-cell-properties fo:padding="0in" fo:padding-left="0in" fo:padding-right="0in" fo:padding-top="0in" fo:padding-bottom="0in"/>
    </style:style>
    <style:style style:name="Academic.9" style:family="table-cell" style:data-style-name="N0">
      <style:table-cell-properties fo:padding="0in" fo:padding-left="0in" fo:padding-right="0in" fo:padding-top="0in" fo:padding-bottom="0in"/>
    </style:style>
    <style:style style:name="Academic.10" style:family="table-cell" style:data-style-name="N0">
      <style:table-cell-properties fo:padding="0in" fo:padding-left="0in" fo:padding-right="0in" fo:padding-top="0in" fo:padding-bottom="0in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2T19:45:41.806335788</meta:creation-date>
    <dc:date>2021-08-19T22:27:11.420865633</dc:date>
    <meta:editing-duration>PT1H18M18S</meta:editing-duration>
    <meta:editing-cycles>23</meta:editing-cycles>
    <meta:generator>LibreOffice/7.0.6.2$Linux_X86_64 LibreOffice_project/00$Build-2</meta:generator>
    <meta:document-statistic meta:table-count="2" meta:image-count="0" meta:object-count="0" meta:page-count="2" meta:paragraph-count="97" meta:word-count="473" meta:character-count="2849" meta:non-whitespace-character-count="2488"/>
  </office:meta>
</office:document-meta>
</file>